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ans Mono" officeooo:rsid="0004b646" officeooo:paragraph-rsid="0004b646"/>
    </style:style>
    <style:style style:name="P2" style:family="paragraph" style:parent-style-name="Text_20_body">
      <style:paragraph-properties fo:text-align="start" style:justify-single-word="false"/>
      <style:text-properties officeooo:rsid="0004b646" officeooo:paragraph-rsid="0004b646"/>
    </style:style>
    <style:style style:name="P3" style:family="paragraph" style:parent-style-name="Text_20_body">
      <style:text-properties officeooo:rsid="0006d845" officeooo:paragraph-rsid="0006d845"/>
    </style:style>
    <style:style style:name="P4" style:family="paragraph" style:parent-style-name="Text_20_body">
      <style:text-properties style:font-name="Noto Sans Mono" officeooo:rsid="000bce9b" officeooo:paragraph-rsid="000bce9b"/>
    </style:style>
    <style:style style:name="P5" style:family="paragraph" style:parent-style-name="Text_20_body">
      <style:text-properties officeooo:rsid="0008e9db" officeooo:paragraph-rsid="0008e9db"/>
    </style:style>
    <style:style style:name="P6" style:family="paragraph" style:parent-style-name="Text_20_body">
      <style:text-properties officeooo:rsid="00096377" officeooo:paragraph-rsid="00096377"/>
    </style:style>
    <style:style style:name="P7" style:family="paragraph" style:parent-style-name="Text_20_body">
      <style:text-properties officeooo:rsid="000b13f4" officeooo:paragraph-rsid="000b13f4"/>
    </style:style>
    <style:style style:name="P8" style:family="paragraph" style:parent-style-name="Title">
      <style:text-properties fo:color="#2a6099" loext:opacity="100%"/>
    </style:style>
    <style:style style:name="P9" style:family="paragraph" style:parent-style-name="Heading_20_1">
      <style:text-properties officeooo:rsid="0008e9db" officeooo:paragraph-rsid="0008e9db"/>
    </style:style>
    <style:style style:name="P10" style:family="paragraph" style:parent-style-name="Heading_20_1">
      <style:text-properties officeooo:rsid="000c873d" officeooo:paragraph-rsid="000c873d"/>
    </style:style>
    <style:style style:name="P11" style:family="paragraph" style:parent-style-name="Standard" style:list-style-name="L1">
      <style:text-properties style:font-name="Noto Sans Mono" officeooo:rsid="0004b646" officeooo:paragraph-rsid="0004b646"/>
    </style:style>
    <style:style style:name="P12" style:family="paragraph" style:parent-style-name="Text_20_body" style:list-style-name="L2">
      <style:text-properties style:font-name="Noto Sans Mono" officeooo:rsid="0007e283" officeooo:paragraph-rsid="0007e283"/>
    </style:style>
    <style:style style:name="P13" style:family="paragraph" style:parent-style-name="Text_20_body" style:list-style-name="L3">
      <style:text-properties style:font-name="Noto Sans Mono" officeooo:rsid="0007e283" officeooo:paragraph-rsid="0007e283"/>
    </style:style>
    <style:style style:name="P14" style:family="paragraph" style:parent-style-name="Text_20_body" style:list-style-name="L4">
      <style:text-properties style:font-name="Noto Sans Mono" officeooo:rsid="0008e9db" officeooo:paragraph-rsid="0008e9db"/>
    </style:style>
    <style:style style:name="P15" style:family="paragraph" style:parent-style-name="Text_20_body" style:list-style-name="L5">
      <style:text-properties style:font-name="Noto Sans Mono" officeooo:rsid="00096377" officeooo:paragraph-rsid="00096377"/>
    </style:style>
    <style:style style:name="P16" style:family="paragraph" style:parent-style-name="Text_20_body" style:list-style-name="L6">
      <style:text-properties style:font-name="Noto Sans Mono" officeooo:rsid="00096377" officeooo:paragraph-rsid="00096377"/>
    </style:style>
    <style:style style:name="P17" style:family="paragraph" style:parent-style-name="Text_20_body" style:list-style-name="L7">
      <style:text-properties style:font-name="Noto Sans Mono" officeooo:rsid="000b13f4" officeooo:paragraph-rsid="000b13f4"/>
    </style:style>
    <style:style style:name="P18" style:family="paragraph" style:parent-style-name="Text_20_body" style:list-style-name="L7">
      <style:text-properties style:font-name="Noto Sans Mono" officeooo:rsid="000bce9b" officeooo:paragraph-rsid="000bce9b"/>
    </style:style>
    <style:style style:name="P19" style:family="paragraph" style:parent-style-name="Text_20_body">
      <style:text-properties officeooo:rsid="000c873d" officeooo:paragraph-rsid="000c873d"/>
    </style:style>
    <style:style style:name="P20" style:family="paragraph" style:parent-style-name="Text_20_body" style:list-style-name="L8">
      <style:text-properties officeooo:rsid="000c873d" officeooo:paragraph-rsid="000c873d"/>
    </style:style>
    <style:style style:name="P21" style:family="paragraph" style:parent-style-name="Text_20_body">
      <style:text-properties officeooo:paragraph-rsid="000c873d"/>
    </style:style>
    <style:style style:name="P22" style:family="paragraph" style:parent-style-name="Text_20_body" style:list-style-name="L9">
      <style:text-properties style:font-name="Noto Sans Mono" officeooo:rsid="000c873d" officeooo:paragraph-rsid="000c873d"/>
    </style:style>
    <style:style style:name="P23" style:family="paragraph" style:parent-style-name="Text_20_body" style:list-style-name="L10">
      <style:text-properties style:font-name="Noto Sans Mono" officeooo:rsid="000c873d" officeooo:paragraph-rsid="000c873d"/>
    </style:style>
    <style:style style:name="P24" style:family="paragraph" style:parent-style-name="Text_20_body" style:list-style-name="L12">
      <style:text-properties style:font-name="Noto Sans Mono" officeooo:rsid="000d459e" officeooo:paragraph-rsid="000d459e"/>
    </style:style>
    <style:style style:name="P25" style:family="paragraph" style:parent-style-name="Text_20_body">
      <style:text-properties style:font-name="Liberation Sans" officeooo:rsid="000d459e" officeooo:paragraph-rsid="000d459e"/>
    </style:style>
    <style:style style:name="T1" style:family="text">
      <style:text-properties officeooo:rsid="0007e283"/>
    </style:style>
    <style:style style:name="T2" style:family="text">
      <style:text-properties officeooo:rsid="00096377"/>
    </style:style>
    <style:style style:name="T3" style:family="text">
      <style:text-properties officeooo:rsid="000b83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it and GitHub</text:p>
      <text:h text:style-name="Heading_20_1" text:outline-level="1">Configure user information</text:h>
      <text:p text:style-name="P2">In the terminal type in following commands to enter user information.</text:p>
      <text:list xml:id="list2303308857" text:style-name="L1">
        <text:list-item>
          <text:p text:style-name="P11">git config –-global user.name “Vasavi”</text:p>
        </text:list-item>
        <text:list-item>
          <text:p text:style-name="P11">git config –-global user.email “<text:a xlink:type="simple" xlink:href="mailto:vasavi.kv269@gmail.com" text:style-name="Internet_20_link" text:visited-style-name="Visited_20_Internet_20_Link">vasavi.kv269@gmail.com</text:a>”</text:p>
        </text:list-item>
        <text:list-item>
          <text:p text:style-name="P11">git config –-list → to view the list of information added</text:p>
        </text:list-item>
      </text:list>
      <text:p text:style-name="P1"/>
      <text:h text:style-name="Heading_20_1" text:outline-level="1">Create Git repository</text:h>
      <text:p text:style-name="P3">Go to the location of the project directory or if not created, create a new project folder. In the location right click and click on open terminal. Now the commands carried out in this particular terminal will show results in the project folder. Now we are going to create a git repository in this particular folder. To do so, type in the following command in the terminal</text:p>
      <text:list xml:id="list1025717238" text:style-name="L2">
        <text:list-item>
          <text:p text:style-name="P12">git init → to create a git repository</text:p>
        </text:list-item>
      </text:list>
      <text:p text:style-name="Text_20_body">A new git repository will be created <text:span text:style-name="T1">in the folder. But by default these git repository will be hidden and in-order to view the file, type</text:span></text:p>
      <text:list xml:id="list680141249" text:style-name="L3">
        <text:list-item>
          <text:p text:style-name="P13">ls -a → to view list of all files including hidden files</text:p>
        </text:list-item>
      </text:list>
      <text:h text:style-name="P9" text:outline-level="1">First git commit</text:h>
      <text:p text:style-name="P5">Create a text file in the location by typing the following in the terminal</text:p>
      <text:list xml:id="list226726644" text:style-name="L4">
        <text:list-item>
          <text:p text:style-name="P14">touch filename.txt → creates a new text file</text:p>
        </text:list-item>
      </text:list>
      <text:p text:style-name="P5">The file is created but it is still in working sta<text:span text:style-name="T2">te</text:span>. In order to git to track the file it should be in staging state.</text:p>
      <text:list xml:id="list2918439058" text:style-name="L5">
        <text:list-item>
          <text:p text:style-name="P15">git add . → adds all the non committed files to staging state</text:p>
        </text:list-item>
        <text:list-item>
          <text:p text:style-name="P15">git add filename.extension → adds the specific file to the git repository</text:p>
        </text:list-item>
        <text:list-item>
          <text:p text:style-name="P15">git status → provides the information of the files in working state and staging state</text:p>
        </text:list-item>
        <text:list-item>
          <text:p text:style-name="P15">git commit -m “message” → commits the file</text:p>
        </text:list-item>
      </text:list>
      <text:p text:style-name="P6">Now I have made some changes in the file but not added or committed the file. To view the changes I have made:</text:p>
      <text:list xml:id="list178974152" text:style-name="L6">
        <text:list-item>
          <text:p text:style-name="P16">git diff → shows the changes made since the last commit</text:p>
        </text:list-item>
      </text:list>
      <text:p text:style-name="P7">Now again use the git add and commit commands to commit the changes.</text:p>
      <text:list xml:id="list2471316192" text:style-name="L7">
        <text:list-item>
          <text:p text:style-name="P17"><text:soft-page-break/>git log → gives information about last 10 commits</text:p>
        </text:list-item>
        <text:list-item>
          <text:p text:style-name="P17">git log –-author=”<text:span text:style-name="T3">name of the author of email” → to view commits done by a specific author.</text:span></text:p>
        </text:list-item>
        <text:list-item>
          <text:p text:style-name="P18">Example: git log –-author=”Vasavi”</text:p>
        </text:list-item>
      </text:list>
      <text:h text:style-name="P10" text:outline-level="1">GitHub</text:h>
      <text:p text:style-name="P21"/>
      <text:p text:style-name="P19">Open GitHub account and create a repository</text:p>
      <text:p text:style-name="P19">While creating a repository the following information is important</text:p>
      <text:list xml:id="list1949755493" text:style-name="L8">
        <text:list-item>
          <text:p text:style-name="P20">Add a read me file : we can write some information about the project in this file and store it for future use.</text:p>
        </text:list-item>
        <text:list-item>
          <text:p text:style-name="P20">Add git ignore file: if we want to create any hidden files, then this can be done using this file. And choose gitbook format in options.</text:p>
        </text:list-item>
        <text:list-item>
          <text:p text:style-name="P20">Choose a license: it is used for additional privacy settings</text:p>
        </text:list-item>
      </text:list>
      <text:p text:style-name="P19">Now if required we can create branches as well.</text:p>
      <text:p text:style-name="P19">Then click on code option on the right and copy the http code.</text:p>
      <text:p text:style-name="P19">Now go to the location in the local system where you want to clone this folder and open terminal.</text:p>
      <text:p text:style-name="P19">In the terminal type the following</text:p>
      <text:list xml:id="list1945707833" text:style-name="L9">
        <text:list-item>
          <text:p text:style-name="P22">git clone https://github.com/Vasavi269/DevOps-MasterClass-Terraform-Jenkins-Kubernetes-Docker.git</text:p>
        </text:list-item>
      </text:list>
      <text:p text:style-name="P19">Now the folder will be created.</text:p>
      <text:list xml:id="list1025689095" text:style-name="L10">
        <text:list-item>
          <text:p text:style-name="P23">cd DevOps-MasterClass-Terraform-Jenkins-Kubernetes-Docker/</text:p>
        </text:list-item>
        <text:list-item>
          <text:p text:style-name="P23">git checkout Git-and-GitHub</text:p>
        </text:list-item>
        <text:list-item>
          <text:p text:style-name="P23">git branch</text:p>
          <text:p text:style-name="P23">* Git-and-GitHub</text:p>
          <text:p text:style-name="P23"><text:s text:c="2"/>main</text:p>
        </text:list-item>
      </text:list>
      <text:p text:style-name="P25">copy the files in this location. As we have switched branches the copied files gets saved in the corresponding branch.</text:p>
      <text:list xml:id="list2714759571" text:style-name="L12">
        <text:list-item>
          <text:p text:style-name="P24">git add .</text:p>
        </text:list-item>
        <text:list-item>
          <text:p text:style-name="P24">git commit -m "Git notes"</text:p>
        </text:list-item>
        <text:list-item>
          <text:p text:style-name="P24">git push → to push the files from local repository to GitHub</text:p>
        </text:list-item>
        <text:list-item>
          <text:p text:style-name="P24">Enter credentials</text:p>
        </text:list-item>
        <text:list-item>
          <text:p text:style-name="P24"><text:soft-page-break/></text:p>
        </text:list-item>
      </text:list>
      <text:p text:style-name="P19"/>
      <text:p text:style-name="P19"/>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5:18:26.291001668</meta:creation-date>
    <dc:date>2021-10-19T17:02:50.726268711</dc:date>
    <meta:editing-duration>PT13M43S</meta:editing-duration>
    <meta:editing-cycles>5</meta:editing-cycles>
    <meta:generator>LibreOffice/7.1.6.2$Linux_X86_64 LibreOffice_project/10$Build-2</meta:generator>
    <meta:document-statistic meta:table-count="0" meta:image-count="0" meta:object-count="0" meta:page-count="3" meta:paragraph-count="48" meta:word-count="541" meta:character-count="2966" meta:non-whitespace-character-count="2498"/>
  </office:meta>
</office:document-meta>
</file>